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>7. Transparency &amp; Trust Enhancements</text:h>
      <text:p>To increase adoption and align with the principles of open civic tech, BeAxa will include a layered trust and explainability system:</text:p>
      <text:h text:outline-level="1">7.1 User-Facing Explanations</text:h>
      <text:p>Each flagged post includes a 'Why was this flagged?' button.</text:p>
      <text:p>Users can view violation probabilities (e.g., 74% hate speech, 52% bot behavior).</text:p>
      <text:p>Users have the option to provide feedback with a 'I disagree — here’s why' button.</text:p>
      <text:h text:outline-level="1">7.2 Explainability API</text:h>
      <text:p>External auditors are allowed to query how decisions were made.</text:p>
      <text:p>Arbitration logs show the following:</text:p>
      <text:p>- Involved models</text:p>
      <text:p>- Weightings used</text:p>
      <text:p>- Final override logic</text:p>
      <text:h text:outline-level="1">7.3 Public Dashboard Mode</text:h>
      <text:p>Provides anonymous heatmaps of moderation data.</text:p>
      <text:p>Displays live trends in Group-level violations or bot behavior.</text:p>
      <text:p>Individual posts and user identities are never exposed.</text:p>
      <text:h text:outline-level="1">7.4 User Filter Settings</text:h>
      <text:p>Users can adjust moderation filters to:</text:p>
      <text:p>- Set preferred strictness levels</text:p>
      <text:p>- Enable or disable flags for irony or sarcasm</text:p>
      <text:p>- Ignore tags for low-severity violations</text:p>
      <text:h text:outline-level="1">7.5 Moderation Log &amp; Appeals</text:h>
      <text:p>All moderation actions are logged in a tamper-evident audit trail.</text:p>
      <text:p>Users may review logs to see:</text:p>
      <text:p>- Rules that were violated</text:p>
      <text:p>- Group-specific modifiers applied</text:p>
      <text:p>- Moderator overrides, if any</text:p>
      <text:p>Groups may choose to allow appeals or community-based trust vote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Standard" style:family="paragraph" style:display-name="Standard">
      <style:paragraph-properties/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